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ru" fo:country="RU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T8" style:parent-style-name="Основнойшрифтабзаца" style:family="text">
      <style:text-properties fo:language="ru" fo:country="RU"/>
    </style:style>
    <style:style style:name="T9" style:parent-style-name="Основнойшрифтабзаца" style:family="text">
      <style:text-properties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text-properties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P41" style:parent-style-name="Standard" style:family="paragraph">
      <style:text-properties fo:language="ru" fo:country="RU"/>
    </style:style>
    <style:style style:name="P42" style:parent-style-name="Standard" style:family="paragraph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P58" style:parent-style-name="Standard" style:family="paragraph">
      <style:text-properties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<text:span text:style-name="T2">Я хочу устроиться на стажировку в Яндекс или Мэйл.ру, и этот курс очень поможет мне в этом; с сертификатом от этого курса у меня будет больше шансов на успех. Работа в Яндексе важна<text:s/></text:span><text:span text:style-name="T3">для меня, потому что я несколько лет углубленно занимаюсь математикой и программированием. Я учусь на третьем курсе факультета математики НИУ ВШЭ, то есть у меня уже сейчас есть подходящая математическая база для работы и в том числе для прохождения данног</text:span><text:span text:style-name="T4">о курса. Я проходил программирование на<text:s/></text:span>Python<text:span text:style-name="T5"><text:s/>в школе, ездил в летние лагеря (ЛОШ, ЛКШ), участвовал в олимпиадах. Программирование и математика давно интересуют меня, и этот курс на основе того, что я уже знаю, позволяет построить новое здание из очень во</text:span><text:span text:style-name="T6">стребованных знаний и навыков. Я хорошо понимаю, что машинное обучение сейчас очень бурно развивается, и верю, что могу внести вклад в эту область, в том числе благодаря этому курсу и стажировке в<text:s/></text:span>IT<text:span text:style-name="T7">-компании. Мне всегда хотелось работать в интеллектуально</text:span><text:span text:style-name="T8">й сфере, где можно было бы оперировать сложными концепциями и иметь возможность самому совершить открытие, и машинное обучение очень подходит мне. Я думаю, что мне удастся сделать карьеру в сфере математики и программирования, мне хочется исследовать и раб</text:span><text:span text:style-name="T9">отать головой. Этот курс даст мне хороший старт, необходимые умения, чтобы стать успешным исследователем и разработчиком. В планах на будущее у меня уехать учиться в США, и к этому нужно серьезно готовиться, в том числе накапливая квалификацию в сфере<text:s/></text:span>machine<text:span text:style-name="T10">-</text:span>learning<text:span text:style-name="T11">.</text:span></text:p>
      <text:p text:style-name="P12"/>
      <text:p text:style-name="P13"/>
      <text:p text:style-name="Standard"><text:span text:style-name="T14">Моя семья находится в трудном материальном положении. Я живу вдвоем с мамой, она получает 18000 в месяц пенсии по инвалидности, а я получаю<text:s/></text:span>6000 за прием задач в школе.<text:s/><text:span text:style-name="T15">Родители развелись восемь лет назад, и отец не платил алименты и никак<text:s/></text:span><text:span text:style-name="T16">нам не помогал. Нам сложно жить на эти деньги, а стажировка в<text:s/></text:span>IT<text:span text:style-name="T17">-компании - как раз возможность получить источник дохода и реализовать свой потенциал. Как известно, студенту сложно найти хорошо оплачиваемую работу, а после окончания учебы сложно найти рабо</text:span><text:span text:style-name="T18">ту по специальности. Мне пришлось даже устроиться в Макдоналдс на некоторое время, но осознание того, что я зря растрачиваю свое время, вместо того, чтобы самосовершенствоваться, пересилило, и я уволился, так что ощутимого источника дохода у меня нет, но е</text:span><text:span text:style-name="T19">сть время и желание получать новые востребованные знания. На моем факультете не платят повышенную стипендию, поэтому я получаю около 1500 рублей в месяц, хотя занимаю<text:s/></text:span>19 место из 61 в рейтинге.<text:s/><text:span text:style-name="T20">Я уверен, что пройду курс и это очень поможет мне.</text:span></text:p>
      <text:p text:style-name="P21"/>
      <text:p text:style-name="P22">10 долл/мес, 600 долл/год</text:p>
      <text:p text:style-name="P23"/>
      <text:p text:style-name="P24"/>
      <text:p text:style-name="P25"/>
      <text:p text:style-name="P26"/>
      <text:p text:style-name="Standard"><text:span text:style-name="T27">Я хочу</text:span><text:span text:style-name="T28"><text:s/>поступить в ШАД, а потом</text:span><text:span text:style-name="T29"><text:s/>устро</text:span><text:span text:style-name="T30">иться на стажировку в Яндекс</text:span><text:span text:style-name="T31">, и этот курс очень поможет мне в этом; с сертификатом от этого курса у меня будет больше шансов на успех. Работа в Яндексе важна для меня, потому что я несколько лет углубленно заним</text:span><text:span text:style-name="T32">аюсь математикой и программированием. Я учусь на третьем курсе факультета математики НИУ ВШЭ, то есть у меня уже сейчас есть подходящая математическая база для работы и в том числе для прохождения данного курса. Я проходил программирование на<text:s/></text:span>Python<text:span text:style-name="T33"><text:s/>в школ</text:span><text:span text:style-name="T34">е, ездил в летние лагеря (ЛОШ, ЛКШ), участвовал в олимпиадах. Программирование и математика давно интересуют меня, и этот курс на основе того, что я уже знаю, позволяет построить новое здание из очень востребованных знаний и навыков. Мне всегда хотелось ра</text:span><text:span text:style-name="T35">ботать в интеллектуальной сфере, где можно было бы оперировать сложными концепциями и иметь возможность самому совершить открытие. Я думаю, что мне удастся сделать карьеру в сфере математики и программирования, мне хочется исследовать и работать головой. Э</text:span><text:span text:style-name="T36">тот курс даст мне хороший старт, необходимые умения, чтобы стать успешным исследователем и разработчиком. В планах на будущее у меня уехать учиться в США</text:span><text:span text:style-name="T37"><text:s/>или поступать в магистратуру в Сколтех</text:span><text:span text:style-name="T38">, и к этому нужно серьезно готовиться, в том числе накапливая квалификацию в сфере программирования. Зн</text:span><text:span text:style-name="T39">ания алгоритмов, которые я смогу получить на этом курсе – очень гибкий карьерный капитал, который однозначно может пригодиться во многих сферах: финансы, машинное обучение, научные исследования, бизнес.</text:span><text:span text:style-name="T40"><text:s/>Я уже прошел первые два курса в специализации и хочу завершить ее полностью.</text:span></text:p>
      <text:p text:style-name="P41"/>
      <text:p text:style-name="P42"/>
      <text:p text:style-name="Standard"><text:span text:style-name="T43">Моя семья находится в трудном материальном положен</text:span><text:span text:style-name="T44">ии. Я живу вдвоем с мамой, она получает 18000 в месяц пенсии по инвалидности, а я получаю<text:s/></text:span>6000 за прием задач в школе.<text:s/><text:span text:style-name="T45">Родители развелись восемь лет назад, и отец не платил алименты и никак нам не помогал. Нам сложно жить на эти деньги, а стажировка в<text:s/></text:span>IT<text:span text:style-name="T46">-к</text:span><text:span text:style-name="T47">омпании - как раз возможность получить источник дохода и реализовать свой потенциал. Как известно, студенту сложно найти хорошо оплачиваемую работу, а после окончания учебы сложно найти работу по специальности. Мне пришлось даже устроиться в Макдоналдс на<text:s/></text:span><text:span text:style-name="T48">некоторое время, но осознание того, что я зря растрачиваю свое время, вместо того, чтобы самосовершенствоваться, пересилило, и я уволился, так что ощутимого источника дохода у меня нет, но есть время и желание получать новые востребованные знания. На моем<text:s/></text:span><text:span text:style-name="T49">факультете не платят повышенную стипендию, поэтому я получаю около 1500 рублей в месяц, хотя занимаю<text:s/></text:span>19 место из 61 в рейтинге.<text:s/><text:span text:style-name="T50">Я уверен, что пройду курс и это очень поможет мне.</text:span></text:p>
      <text:p text:style-name="P51"/>
      <text:p text:style-name="Standard">10 долл/мес, 600 долл/год</text:p>
      <text:p text:style-name="Standard"/>
      <text:p text:style-name="Standard"/>
      <text:p text:style-name="Standard">Learning How to Learn.</text:p>
      <text:p text:style-name="P52">Мне 20 лет, я учусь на третьем курсе Факультета Математики ВШЭ. У меня обширные интересы – экономика, статистика, дифференциальные уравнения, машинное обучение (глубокое и обычное), анализ данных, эффективный альтруизм, подготовка к международным экзаменам по английскому языку. Мне в течение ближайших нескольких лет (впрочем, надеюсь, в течение всей жизни) необходимо будет получать и обрабатывать большое количество информации. Я хочу быть успешным во всем, что я делаю, и для этого мне нужны те ценные мета-умения, которые предоставляет этот курс. Зачастую я чувствую, что мне не хватает понимания сути механизмов того, как я усваиваю материал. Это понимание необходимо для того, чтобы информация оставалась в памяти, и в дальнейшем я успешно применял ее на практике. Конкретно на данный<text:s/>момент мне нужно в короткие сроки пройти как можно больше курсов на курсере по машинному обучению, чтобы меня смогли принять на стажировку по специальности, связанной с анализом данных. Мне для поступления в зарубежный вуз нужно пройти как минимум две в течение ближайших полутора лет. Конкретно сейчас я рассматриваю компании Яндекс, Мэйл, Тинькофф-Банк. Данный курс поможет мне лучше схватывать информацию, понимать, что от меня хотят, лучше организовывать свое время, благодаря чему у меня появится важный опыт работы по моей</text:p>
      <text:p text:style-name="Standard"><text:span text:style-name="T53">специальности. Я прошел курс<text:s/></text:span>Learning<text:span text:style-name="T54"><text:s/></text:span>How<text:span text:style-name="T55"><text:s/></text:span>to<text:span text:style-name="T56"><text:s/></text:span>Learn<text:span text:style-name="T57">, онм не очень понравился, благодаря нему мой учебный процесс стал гораздо качественнее, и я хочу продолжать разбираться, как учиться еще лучше и эффективнее.</text:span></text:p>
      <text:p text:style-name="P58"/>
      <text:p text:style-name="P59"/>
      <text:p text:style-name="P60"/>
      <text:p text:style-name="Standard"><text:span text:style-name="T61">Я подаю заявление, потому<text:s/></text:span><text:span text:style-name="T62">что не имею возможность оплатить курс. В моем вузе платят мизерную стипендию (примерно 1500 рулей) даже тем, у кого высокая успеваемость. У меня за все курсы в прошедшем полугодии оценки 9 или 10. Поэтому приходится подрабатывать репетитором, но доход небо</text:span><text:span text:style-name="T63">льшой, хватает только на еду. Как известно, студенту сложно найти хорошо оплачиваемую работу, а после окончания учебы сложно найти работу по специальности. Я живу с матерью, она не работает, получает небольшую пенсию по инвалидности (18000 рублей). Родител</text:span><text:span text:style-name="T64">и развелись 8 лет назад, отец никогда не платил алименты, поэтому нам вдвоем все это время сложно жилось. Мне пришлось даже устроиться в Макдоналдс на некоторое время, но осознание того, что я зря растрачиваю свое время, вместо того, чтобы самосовершенство</text:span><text:span text:style-name="T65">ваться, пересилило, и я уволился. Стажировка в крупной компании откроет передо мной большие возможности для того, чтобы зарабатывать деньги и приносить пользу людям. Я уверен, что пройду курс и это очень поможет мне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Михаил</dc:creator>
    <meta:creation-date>2018-09-09T16:58:00Z</meta:creation-date>
    <dc:date>2019-03-30T07:03:00Z</dc:date>
    <meta:template xlink:href="Normal" xlink:type="simple"/>
    <meta:editing-cycles>9</meta:editing-cycles>
    <meta:editing-duration>PT10500S</meta:editing-duration>
    <meta:document-statistic meta:page-count="1" meta:paragraph-count="15" meta:word-count="1148" meta:character-count="7677" meta:row-count="54" meta:non-whitespace-character-count="6544"/>
  </office:meta>
</office:document-meta>
</file>